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728in"/>
    </style:style>
    <style:style style:name="co4" style:family="table-column">
      <style:table-column-properties fo:break-before="auto" style:column-width="1.2154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1.1835in"/>
    </style:style>
    <style:style style:name="co7" style:family="table-column">
      <style:table-column-properties fo:break-before="auto" style:column-width="1.1709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8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use-window-font-color="true" style:text-outline="false" style:text-line-through-style="none" style:font-name="Nimbus Roman No9 L" fo:font-size="10pt" fo:language="fr" fo:country="BE" fo:font-style="normal" fo:text-shadow="none" style:text-underline-style="none" fo:font-weight="normal" style:text-und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Réémis</text:p>
          </table:table-cell>
          <table:table-cell office:value-type="string">
            <text:p>Util buffers</text:p>
          </table:table-cell>
          <table:table-cell office:value-type="string">
            <text:p>Perdus buff pleins</text:p>
          </table:table-cell>
          <table:table-cell office:value-type="string">
            <text:p>Tps em/rec</text:p>
          </table:table-cell>
          <table:table-cell office:value-type="string">
            <text:p>Timeouts courts</text:p>
          </table:table-cell>
          <table:table-cell table:number-columns-repeated="2" office:value-type="string">
            <text:p>Max réemission</text:p>
          </table:table-cell>
          <table:table-cell table:number-columns-repeated="2"/>
        </table:table-row>
        <table:table-row table:style-name="ro1">
          <table:table-cell table:number-columns-repeated="4" office:value-type="percentage" office:value="0">
            <text:p>0.00%</text:p>
          </table:table-cell>
          <table:table-cell table:number-columns-repeated="4" office:value-type="float" office:value="0">
            <text:p>0</text:p>
          </table:table-cell>
          <table:table-cell/>
          <table:table-cell>
            <draw:frame table:end-cell-address="Feuille1.O23" table:end-x="0.7508in" table:end-y="0.037in" draw:z-index="0" draw:style-name="gr1" svg:width="6.1106in" svg:height="3.5992in" svg:x="0.0642in" svg:y="0.1575in">
              <draw:object draw:notify-on-update-of-ranges="Feuille1.E3:Feuille1.E10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percentage" office:value="0.01">
            <text:p>1.00%</text:p>
          </table:table-cell>
          <table:table-cell office:value-type="percentage" office:value="0">
            <text:p>0.00%</text:p>
          </table:table-cell>
          <table:table-cell office:value-type="percentage" office:value="0.015">
            <text:p>1.50%</text:p>
          </table:table-cell>
          <table:table-cell office:value-type="percentage" office:value="0">
            <text:p>0.00%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2">
            <text:p>2.00%</text:p>
          </table:table-cell>
          <table:table-cell office:value-type="percentage" office:value="0">
            <text:p>0.00%</text:p>
          </table:table-cell>
          <table:table-cell office:value-type="percentage" office:value="0.0152">
            <text:p>1.52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3">
            <text:p>3.00%</text:p>
          </table:table-cell>
          <table:table-cell office:value-type="percentage" office:value="0">
            <text:p>0.00%</text:p>
          </table:table-cell>
          <table:table-cell office:value-type="percentage" office:value="0.0154">
            <text:p>1.54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4">
            <text:p>4.00%</text:p>
          </table:table-cell>
          <table:table-cell office:value-type="percentage" office:value="0">
            <text:p>0.00%</text:p>
          </table:table-cell>
          <table:table-cell office:value-type="percentage" office:value="0.0156">
            <text:p>1.5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5">
            <text:p>5.00%</text:p>
          </table:table-cell>
          <table:table-cell office:value-type="percentage" office:value="0">
            <text:p>0.00%</text:p>
          </table:table-cell>
          <table:table-cell office:value-type="percentage" office:value="0.0149">
            <text:p>1.49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6">
            <text:p>6.00%</text:p>
          </table:table-cell>
          <table:table-cell office:value-type="percentage" office:value="0">
            <text:p>0.00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7">
            <text:p>7.00%</text:p>
          </table:table-cell>
          <table:table-cell office:value-type="percentage" office:value="0">
            <text:p>0.00%</text:p>
          </table:table-cell>
          <table:table-cell office:value-type="percentage" office:value="0.0148">
            <text:p>1.48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8">
            <text:p>8.00%</text:p>
          </table:table-cell>
          <table:table-cell office:value-type="percentage" office:value="0">
            <text:p>0.00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09">
            <text:p>9.00%</text:p>
          </table:table-cell>
          <table:table-cell office:value-type="percentage" office:value="0">
            <text:p>0.00%</text:p>
          </table:table-cell>
          <table:table-cell office:value-type="percentage" office:value="0.0144">
            <text:p>1.44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">
            <text:p>10.00%</text:p>
          </table:table-cell>
          <table:table-cell office:value-type="percentage" office:value="0">
            <text:p>0.00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1">
            <text:p>11.00%</text:p>
          </table:table-cell>
          <table:table-cell office:value-type="percentage" office:value="0">
            <text:p>0.00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2">
            <text:p>12.00%</text:p>
          </table:table-cell>
          <table:table-cell office:value-type="percentage" office:value="0">
            <text:p>0.00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3">
            <text:p>13.00%</text:p>
          </table:table-cell>
          <table:table-cell office:value-type="percentage" office:value="0">
            <text:p>0.00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4">
            <text:p>14.00%</text:p>
          </table:table-cell>
          <table:table-cell office:value-type="percentage" office:value="0.0002">
            <text:p>0.02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5">
            <text:p>15.00%</text:p>
          </table:table-cell>
          <table:table-cell office:value-type="percentage" office:value="0.0002">
            <text:p>0.02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6">
            <text:p>16.00%</text:p>
          </table:table-cell>
          <table:table-cell office:value-type="percentage" office:value="0.0002">
            <text:p>0.02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7">
            <text:p>17.00%</text:p>
          </table:table-cell>
          <table:table-cell office:value-type="percentage" office:value="0.0002">
            <text:p>0.02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8">
            <text:p>18.00%</text:p>
          </table:table-cell>
          <table:table-cell office:value-type="percentage" office:value="0.0002">
            <text:p>0.02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19">
            <text:p>19.00%</text:p>
          </table:table-cell>
          <table:table-cell office:value-type="percentage" office:value="0.0002">
            <text:p>0.02%</text:p>
          </table:table-cell>
          <table:table-cell office:value-type="percentage" office:value="0.0144">
            <text:p>1.44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2">
            <text:p>20.00%</text:p>
          </table:table-cell>
          <table:table-cell office:value-type="percentage" office:value="0.0002">
            <text:p>0.02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21">
            <text:p>21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22">
            <text:p>22.00%</text:p>
          </table:table-cell>
          <table:table-cell office:value-type="percentage" office:value="0.0001">
            <text:p>0.01%</text:p>
          </table:table-cell>
          <table:table-cell office:value-type="percentage" office:value="0.0144">
            <text:p>1.44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23">
            <text:p>23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4">
            <text:p>24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5">
            <text:p>25.00%</text:p>
          </table:table-cell>
          <table:table-cell office:value-type="percentage" office:value="0.0001">
            <text:p>0.01%</text:p>
          </table:table-cell>
          <table:table-cell office:value-type="percentage" office:value="0.0144">
            <text:p>1.44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6">
            <text:p>26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7">
            <text:p>2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8">
            <text:p>28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29">
            <text:p>29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">
            <text:p>30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1">
            <text:p>3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2">
            <text:p>32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3">
            <text:p>33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4">
            <text:p>34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5">
            <text:p>35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6">
            <text:p>36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7">
            <text:p>3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style-name="ce2"/>
        </table:table-row>
        <table:table-row table:style-name="ro1">
          <table:table-cell office:value-type="percentage" office:value="0.38">
            <text:p>38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39">
            <text:p>39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">
            <text:p>40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1">
            <text:p>41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2">
            <text:p>42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3">
            <text:p>43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4">
            <text:p>44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5">
            <text:p>45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6">
            <text:p>46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7">
            <text:p>4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8">
            <text:p>48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49">
            <text:p>49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">
            <text:p>50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1">
            <text:p>5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2">
            <text:p>52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3">
            <text:p>53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4">
            <text:p>54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5">
            <text:p>55.00%</text:p>
          </table:table-cell>
          <table:table-cell office:value-type="percentage" office:value="0.0001">
            <text:p>0.01%</text:p>
          </table:table-cell>
          <table:table-cell office:value-type="percentage" office:value="0.0145">
            <text:p>1.45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6">
            <text:p>56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7">
            <text:p>5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8">
            <text:p>58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59">
            <text:p>59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">
            <text:p>60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1">
            <text:p>6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2">
            <text:p>62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3">
            <text:p>63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4">
            <text:p>64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5">
            <text:p>65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6">
            <text:p>66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7">
            <text:p>6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8">
            <text:p>68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69">
            <text:p>69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">
            <text:p>70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1">
            <text:p>7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2">
            <text:p>72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3">
            <text:p>73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4">
            <text:p>74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5">
            <text:p>75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6">
            <text:p>76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7">
            <text:p>7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8">
            <text:p>78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79">
            <text:p>79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">
            <text:p>80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1">
            <text:p>8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2">
            <text:p>82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3">
            <text:p>83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4">
            <text:p>84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5">
            <text:p>85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6">
            <text:p>86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7">
            <text:p>87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8">
            <text:p>88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89">
            <text:p>89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">
            <text:p>90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1">
            <text:p>91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2">
            <text:p>92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3">
            <text:p>93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4">
            <text:p>94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5">
            <text:p>95.00%</text:p>
          </table:table-cell>
          <table:table-cell office:value-type="percentage" office:value="0.0001">
            <text:p>0.01%</text:p>
          </table:table-cell>
          <table:table-cell office:value-type="percentage" office:value="0.0146">
            <text:p>1.46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6">
            <text:p>96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7">
            <text:p>97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8">
            <text:p>98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0.99">
            <text:p>99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percentage" office:value="1">
            <text:p>100.00%</text:p>
          </table:table-cell>
          <table:table-cell office:value-type="percentage" office:value="0.0001">
            <text:p>0.01%</text:p>
          </table:table-cell>
          <table:table-cell office:value-type="percentage" office:value="0.0147">
            <text:p>1.47%</text:p>
          </table:table-cell>
          <table:table-cell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fr" fo:country="B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B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5/07/2009</text:date>, <text:time>22:2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7T22:25:31</dc:date>
    <meta:generator>OpenOffice.org/3.0$Linux OpenOffice.org_project/300m15$Build-9379</meta:generator>
    <meta:editing-duration>PT00H46M08S</meta:editing-duration>
    <meta:editing-cycles>3</meta:editing-cycles>
    <meta:document-statistic meta:table-count="1" meta:cell-count="815" meta:object-count="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522cm" svg:height="9.143cm" chart:class="chart:line" chart:style-name="ch1">
        <chart:title svg:x="1.331cm" svg:y="0.183cm" chart:style-name="ch2">
          <text:p>Implication de la taille des buffers sur le temps de voyage moyen</text:p>
        </chart:title>
        <chart:legend chart:legend-position="end" svg:x="13.398cm" svg:y="4.289cm" chart:style-name="ch3"/>
        <chart:plot-area chart:style-name="ch4" table:cell-range-address="Feuille1.E3:Feuille1.E102" svg:x="0.419cm" svg:y="0.868cm" svg:width="12.67cm" svg:height="7.93cm">
          <chart:axis chart:dimension="x" chart:name="primary-x" chart:style-name="ch5">
            <chart:title svg:x="6.55cm" svg:y="8.408cm" chart:style-name="ch6">
              <text:p>Temps</text:p>
            </chart:title>
          </chart:axis>
          <chart:axis chart:dimension="y" chart:name="primary-y" chart:style-name="ch5">
            <chart:title svg:x="0.311cm" svg:y="6.36cm" chart:style-name="ch7">
              <text:p>Temps de voyage moyen</text:p>
            </chart:title>
            <chart:grid chart:style-name="ch8" chart:class="major"/>
          </chart:axis>
          <chart:series chart:style-name="ch9" chart:values-cell-range-address="Feuille1.E3:Feuille1.E102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">
                <text:p text:id="Feuille1.E3:Feuille1.E102">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